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Trolls still say “burglar Hobbit”</text:p>
          </table:table-cell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, Some captions are in the wrong spot</text:p>
          </table:table-cell>
        </table:table-row>
        <table:table-row table:style-name="ro1">
          <table:table-cell office:value-type="float" office:value="63" calcext:value-type="float">
            <text:p>06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06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econd subtitle is badly cut and out of sync</text:p>
          </table:table-cell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Shameful short subtitles</text:p>
          </table:table-cell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Soemwhat out of sync</text:p>
          </table:table-cell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Missing word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9:25:22.3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6T19:25:31.093000000</dc:date>
    <meta:editing-duration>P1DT17H3M28S</meta:editing-duration>
    <meta:editing-cycles>60</meta:editing-cycles>
    <meta:document-statistic meta:table-count="1" meta:cell-count="347" meta:object-count="0"/>
  </office:meta>
</office:document-meta>
</file>